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2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3" style:family="paragraph" style:parent-style-name="Text_20_body">
      <style:text-properties officeooo:paragraph-rsid="00c8ced4"/>
    </style:style>
    <style:style style:name="P14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5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d537d1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3" style:family="paragraph">
      <loext:graphic-properties draw:fill-color="#2a6099"/>
      <style:text-properties fo:font-size="12pt"/>
    </style:style>
    <style:style style:name="P54" style:family="paragraph">
      <loext:graphic-properties draw:fill-color="#2a6099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4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7" style:family="text">
      <style:text-properties officeooo:rsid="005579d7"/>
    </style:style>
    <style:style style:name="T28" style:family="text">
      <style:text-properties officeooo:rsid="006468e1"/>
    </style:style>
    <style:style style:name="T29" style:family="text">
      <style:text-properties officeooo:rsid="006cd358"/>
    </style:style>
    <style:style style:name="T30" style:family="text">
      <style:text-properties officeooo:rsid="001f0e1f"/>
    </style:style>
    <style:style style:name="T31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2" style:family="text">
      <style:text-properties officeooo:rsid="009308a8"/>
    </style:style>
    <style:style style:name="T33" style:family="text">
      <style:text-properties officeooo:rsid="0094ad22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fo:font-weight="bold" style:font-weight-asian="bold" style:font-name-complex="Liberation Serif" style:font-weight-complex="bold"/>
    </style:style>
    <style:style style:name="T4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5" style:family="text">
      <style:text-properties fo:color="#ffffff" loext:opacity="100%"/>
    </style:style>
    <style:style style:name="T66" style:family="text">
      <style:text-properties officeooo:rsid="00c0f6e4"/>
    </style:style>
    <style:style style:name="T67" style:family="text">
      <style:text-properties style:text-line-through-style="none" style:text-line-through-type="none" officeooo:rsid="00c0f6e4"/>
    </style:style>
    <style:style style:name="T68" style:family="text">
      <style:text-properties style:text-line-through-style="none" style:text-line-through-type="none" officeooo:rsid="00090694"/>
    </style:style>
    <style:style style:name="T69" style:family="text">
      <style:text-properties style:text-line-through-style="none" style:text-line-through-type="none" officeooo:rsid="00c29dae"/>
    </style:style>
    <style:style style:name="T70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1" style:family="text">
      <style:text-properties officeooo:rsid="00cab9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draw:custom-shape text:anchor-type="paragraph" draw:z-index="3" draw:name="Shape 3" draw:style-name="gr3" draw:text-style-name="P54" svg:width="1.0276in" svg:height="0.7051in" svg:x="7.1283in" svg:y="-0.8063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5">- </text:span><text:span text:style-name="T28">Junior </text:span>Software <text:span text:style-name="T34">Developer<text:line-break/></text:span><text:span text:style-name="T35">(Backend - Frontend)</text:span></text:h>
      <text:p text:style-name="P48"/>
      <text:p text:style-name="P8"><text:span text:style-name="T1">Portfolio</text:span><text:span text:style-name="T7">: </text:span><text:span text:style-name="T8">m-shrief.me</text:span></text:p>
      <text:p text:style-name="P9"><text:span text:style-name="T2">Em</text:span><text:span text:style-name="T1">ail</text:span><text:span text:style-name="T7">: contact@</text:span><text:span text:style-name="T8">m-shrief.me</text:span></text:p>
      <text:p text:style-name="P4"><text:span text:style-name="T1">GitHub</text:span>: github.com/m-shrief</text:p>
      <text:p text:style-name="P2"><text:span text:style-name="T43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6"><text:span text:style-name="T1">Location</text:span>: Cairo, Egypt</text:p>
      <text:p text:style-name="P5"><text:span text:style-name="T1">Phone</text:span>: +201025331595</text:p>
      <text:p text:style-name="P7"><text:span text:style-name="T1">Birth Date</text:span>: 01-01-2002</text:p>
      <text:p text:style-name="P10"><draw:line text:anchor-type="paragraph" draw:z-index="1" draw:name="Horizontal line 2" draw:style-name="gr4" draw:text-style-name="P55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<text:span text:style-name="T71">with</text:span> Express.js <text:span text:style-name="T71">&amp; Hono.</text:span></text:p>
        </text:list-item>
        <text:list-item>
          <text:p text:style-name="P24">Postgres, MongoDB <text:span text:style-name="T4">and </text:span><text:span text:style-name="T68">Redis/</text:span><text:span text:style-name="T69">ValKey</text:span></text:p>
        </text:list-item>
        <text:list-item>
          <text:p text:style-name="P28">HTML, CSS and SCSS</text:p>
        </text:list-item>
        <text:list-item>
          <text:p text:style-name="P25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9"><text:span text:style-name="T12">Vite, </text:span><text:span text:style-name="T13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1"><draw:line text:anchor-type="paragraph" draw:z-index="0" draw:name="Horizontal line 3" draw:style-name="gr4" draw:text-style-name="P55" svg:x1="-0.2591in" svg:y1="0.1272in" svg:x2="7.1071in" svg:y2="0.1035in"><text:p/></draw:line></text:p>
      <text:h text:style-name="P17" text:outline-level="2">Projects</text:h>
      <text:h text:style-name="P19" text:outline-level="3"><text:span text:style-name="T23">1. </text:span><text:span text:style-name="T21">“</text:span><text:span text:style-name="T22">Adeeb أديب </text:span><text:span text:style-name="T21">” </text:span><text:span text:style-name="T24">(</text:span><text:a xlink:type="simple" xlink:href="https://github.com/M-Shrief/Adeeb_Astro_SSR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_Postgre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h>
      <text:p text:style-name="P13"><text:span text:style-name="T44"><text:tab/> </text:span><text:span text:style-name="T49">E-Commerce for printing Arabic. Using SSR frontend with REST API. gRPC API </text:span><text:span text:style-name="T70">and Protocol Buffers</text:span><text:span text:style-name="T49">.</text:span></text:p>
      <text:p text:style-name="P12"><text:span text:style-name="T63">My Role: </text:span><text:span text:style-name="T64">Development and Operations.</text:span></text:p>
      <text:list xml:id="list1974235155" text:style-name="L2">
        <text:list-item>
          <text:p text:style-name="P31">Tech stack:</text:p>
          <text:list>
            <text:list-item>
              <text:p text:style-name="P38"><text:span text:style-name="T37">A</text:span>deeb’s frontned:</text:p>
              <text:list>
                <text:list-item>
                  <text:p text:style-name="P38">JavaScript and TypeScript</text:p>
                </text:list-item>
                <text:list-item>
                  <text:p text:style-name="P39"><text:span text:style-name="T5">HTML, </text:span><text:span text:style-name="T6">S</text:span><text:span text:style-name="T5">CSS </text:span><text:span text:style-name="T32">and </text:span>Vite.</text:p>
                </text:list-item>
                <text:list-item>
                  <text:p text:style-name="P32">Astro</text:p>
                </text:list-item>
                <text:list-item>
                  <text:p text:style-name="P32">Vuejs</text:p>
                </text:list-item>
              </text:list>
            </text:list-item>
            <text:list-item>
              <text:p text:style-name="P40">Adeeb’s backend:</text:p>
              <text:list>
                <text:list-item>
                  <text:p text:style-name="P40"><draw:custom-shape text:anchor-type="paragraph" draw:z-index="6" draw:name="Shape 4" draw:style-name="gr1" draw:text-style-name="P53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0">TypeScript</text:span></text:p>
                </text:list-item>
                <text:list-item>
                  <text:p text:style-name="P33"><draw:custom-shape text:anchor-type="paragraph" draw:z-index="4" draw:name="Shape 1" draw:style-name="gr2" draw:text-style-name="P53" svg:width="1.0287in" svg:height="0.7059in" svg:x="6.4516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38">and </text:span>Express.js</text:p>
                </text:list-item>
                <text:list-item>
                  <text:p text:style-name="P34">Postgres <text:span text:style-name="T39">and </text:span><text:span text:style-name="T38">TypeORM </text:span><text:span text:style-name="T40">and </text:span><text:span text:style-name="T66">Caching with</text:span><text:span text:style-name="T67"> </text:span><text:span text:style-name="T68">Redis/</text:span><text:span text:style-name="T69">ValKey</text:span></text:p>
                </text:list-item>
              </text:list>
            </text:list-item>
            <text:list-item>
              <text:p text:style-name="P40">Users’ service:</text:p>
              <text:list>
                <text:list-item>
                  <text:p text:style-name="P41">Go</text:p>
                </text:list-item>
                <text:list-item>
                  <text:p text:style-name="P42">Postgres with Sqlc and Pgx.</text:p>
                </text:list-item>
              </text:list>
            </text:list-item>
          </text:list>
        </text:list-item>
        <text:list-item>
          <text:p text:style-name="P43"><text:span text:style-name="T37">C</text:span>haracteristics: </text:p>
          <text:list>
            <text:list-item>
              <text:p text:style-name="P49"><text:span text:style-name="T51">+90</text:span><text:span text:style-name="T52"> mark</text:span><text:span text:style-name="T53">s</text:span><text:span text:style-name="T52"> on google’s lighthouse.</text:span></text:p>
            </text:list-item>
            <text:list-item>
              <text:p text:style-name="P43">JWT authentication and authorization.</text:p>
            </text:list-item>
            <text:list-item>
              <text:p text:style-name="P43">Internationalization</text:p>
            </text:list-item>
            <text:list-item>
              <text:p text:style-name="P43">Data validation<text:span text:style-name="T39">.</text:span></text:p>
            </text:list-item>
            <text:list-item>
              <text:p text:style-name="P44">Dark/Light Theme.</text:p>
            </text:list-item>
            <text:list-item>
              <text:p text:style-name="P46"><text:span text:style-name="T29">Regression and </text:span><text:span text:style-name="T11">C</text:span><text:span text:style-name="T10">omponent testing </text:span><text:span text:style-name="T27">with Vitest</text:span></text:p>
            </text:list-item>
            <text:list-item>
              <text:p text:style-name="P46">Documentation with TSdoc and TypeDoc.</text:p>
            </text:list-item>
            <text:list-item>
              <text:p text:style-name="P45"><text:span text:style-name="T14">Sentry for monitoring </text:span><text:span text:style-name="T27">errors and performance</text:span></text:p>
            </text:list-item>
            <text:list-item>
              <text:p text:style-name="P47"><text:span text:style-name="T37">D</text:span>ocker Containerization</text:p>
            </text:list-item>
          </text:list>
        </text:list-item>
        <text:list-item>
          <text:p text:style-name="P21"><text:span text:style-name="T9">D</text:span><text:span text:style-name="T7">eployed From September 2023 to April 2024:</text:span></text:p>
          <text:list>
            <text:list-item>
              <text:p text:style-name="P22"><text:span text:style-name="T18">U</text:span><text:span text:style-name="T17">sing Digital ocean server, with Ubuntu and Nginx.</text:span></text:p>
            </text:list-item>
            <text:list-item>
              <text:p text:style-name="P23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0" text:outline-level="3"><text:span text:style-name="T62">2. </text:span><text:span text:style-name="T61">Gitea (</text:span><text:a xlink:type="simple" xlink:href="https://github.com/M-Shrief/gitea" text:style-name="Internet_20_link" text:visited-style-name="Visited_20_Internet_20_Link"><text:span text:style-name="T54">Repo</text:span></text:a><text:span text:style-name="T61">)</text:span></text:h>
      <text:p text:style-name="Text_20_body"><text:span text:style-name="T55"><text:tab/>Deploying </text:span><text:span text:style-name="T54">Gitea instance </text:span><text:span text:style-name="T55">with </text:span><text:span text:style-name="T54">Act runner </text:span><text:span text:style-name="T55">for CI/CD </text:span><text:span text:style-name="T54">Using Docker.</text:span><text:span text:style-name="T56"> </text:span></text:p>
      <text:h text:style-name="P20" text:outline-level="3"><text:span text:style-name="T62">3. </text:span><text:span text:style-name="T56">“</text:span><text:span text:style-name="T58">Adeeb أديب </text:span><text:span text:style-name="T56">” </text:span><text:span text:style-name="T59">SPA version</text:span><text:span text:style-name="T60"> </text:span><text:span text:style-name="T57">(</text:span><text:a xlink:type="simple" xlink:href="https://github.com/M-Shrief/Adeeb_Vue_TS" text:style-name="Internet_20_link" text:visited-style-name="Visited_20_Internet_20_Link"><text:span text:style-name="T44">Fronten</text:span><text:span text:style-name="T45">d’</text:span><text:span text:style-name="T46">s</text:span><text:span text:style-name="T45"> repo</text:span></text:a><text:span text:style-name="T44"> – </text:span><text:a xlink:type="simple" xlink:href="https://github.com/M-Shrief/Adeeb_ExpressTS" text:style-name="Internet_20_link" text:visited-style-name="Visited_20_Internet_20_Link"><text:span text:style-name="T44">Backen</text:span><text:span text:style-name="T45">d’</text:span><text:span text:style-name="T46">s</text:span><text:span text:style-name="T45"> repo</text:span></text:a><text:span text:style-name="T44">)</text:span></text:h>
      <text:p text:style-name="Text_20_body"><text:span text:style-name="T49"><text:tab/>E-Commerce for printing Arabic. Using </text:span><text:span text:style-name="T50">SPA</text:span><text:span text:style-name="T49"> frontend with REST API.</text:span></text:p>
      <text:list text:continue-numbering="true" text:style-name="L2">
        <text:list-item>
          <text:p text:style-name="P35">Tech stack:</text:p>
          <text:list>
            <text:list-item>
              <text:p text:style-name="P36"><text:span text:style-name="T33">JavaScript and </text:span>TypeScript</text:p>
            </text:list-item>
            <text:list-item>
              <text:p text:style-name="P37"><text:span text:style-name="T5">HTML, </text:span><text:span text:style-name="T6">S</text:span><text:span text:style-name="T5">CSS </text:span><text:span text:style-name="T33">and Vite</text:span></text:p>
            </text:list-item>
            <text:list-item>
              <text:p text:style-name="P37">Vuejs, <text:span text:style-name="T40">Pinia and VueRouter</text:span></text:p>
            </text:list-item>
            <text:list-item>
              <text:p text:style-name="P37">Nodejs <text:span text:style-name="T38">and </text:span>Express.js</text:p>
            </text:list-item>
            <text:list-item>
              <text:p text:style-name="P34"><text:span text:style-name="T40">MongoDB and </text:span><text:span text:style-name="T66">Caching with </text:span><text:span text:style-name="T68">Redis/</text:span><text:span text:style-name="T69">ValKey</text:span></text:p>
            </text:list-item>
          </text:list>
        </text:list-item>
      </text:list>
      <text:p text:style-name="P3"><draw:line text:anchor-type="paragraph" draw:z-index="2" draw:name="Horizontal line 1" draw:style-name="gr4" draw:text-style-name="P55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50"><text:span text:style-name="T47">Undergraduate at Faculty of Commerce, Cairo University. </text:span><text:span text:style-name="T48">(3</text:span><text:span text:style-name="T31">rd</text:span><text:span text:style-name="T48"> year)</text:span></text:p>
        </text:list-item>
      </text:list>
      <text:h text:style-name="Heading_20_3" text:outline-level="3">Courses</text:h>
      <text:list text:style-name="L4">
        <text:list-item>
          <text:p text:style-name="P51">CMU, Intro to Database Systems (2022)</text:p>
        </text:list-item>
        <text:list-item>
          <text:p text:style-name="P52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51"><text:span text:style-name="T36">I</text:span>BM, "DevOps, Cloud, and Agile Foundations":</text:p>
          <text:list>
            <text:list-item>
              <text:p text:style-name="P51">Introduction to DevOps.</text:p>
            </text:list-item>
            <text:list-item>
              <text:p text:style-name="P51"><draw:custom-shape text:anchor-type="paragraph" draw:z-index="5" draw:name="Shape 2" draw:style-name="gr1" draw:text-style-name="P53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03T18:44:42.677647361</dc:date>
    <meta:editing-duration>PT16H6M34S</meta:editing-duration>
    <meta:editing-cycles>178</meta:editing-cycles>
    <meta:generator>LibreOffice/24.2.5.2$Linux_X86_64 LibreOffice_project/420$Build-2</meta:generator>
    <meta:print-date>2024-07-03T13:03:37.787869306</meta:print-date>
    <meta:printed-by>PDF files</meta:printed-by>
    <meta:document-statistic meta:table-count="0" meta:image-count="0" meta:object-count="0" meta:page-count="2" meta:paragraph-count="68" meta:word-count="328" meta:character-count="2058" meta:non-whitespace-character-count="1835"/>
  </office:meta>
</office:document-meta>
</file>